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  <style:text-properties style:text-underline-style="non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1in" fo:margin-right="0in" fo:text-indent="-0.25in" style:auto-text-indent="false"/>
    </style:style>
    <style:style style:name="P9" style:family="paragraph" style:parent-style-name="Standard" style:list-style-name="WWNum3">
      <style:paragraph-properties fo:margin-left="1in" fo:margin-right="0in" fo:text-indent="-0.25in" style:auto-text-indent="false"/>
    </style:style>
    <style:style style:name="P10" style:family="paragraph" style:parent-style-name="Standard">
      <style:paragraph-properties fo:margin-left="1in" fo:margin-right="0in" fo:text-indent="0in" style:auto-text-indent="false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 style:list-style-name="WWNum3">
      <style:paragraph-properties fo:margin-left="1.5in" fo:margin-right="0in" fo:text-indent="-0.25in" style:auto-text-indent="false"/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Title" style:master-page-name="Standard">
      <style:paragraph-properties style:page-number="1"/>
    </style:style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underline-style="none"/>
    </style:style>
    <style:style style:name="fr1" style:family="graphic" style:parent-style-name="Formula">
      <style:graphic-properties fo:margin-left="0in" fo:margin-right="0in" fo:margin-top="0in" fo:margin-bottom="0in" draw:ole-draw-aspect="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5k42ok3d5z1"/>Carryover of a saddle-node bifurcation paper</text:p>
      <text:p text:style-name="Standard">https://www.overleaf.com/project/5ec595a5afc7e10001118013</text:p>
      <text:p text:style-name="Standard">Github repository (private): https://github.com/ccontrer/20-05SNBifurcationCarryover</text:p>
      <text:p text:style-name="Standard"/>
      <text:p text:style-name="Standard"><draw:rect text:anchor-type="as-char" style:rel-width="100%" draw:z-index="0" draw:style-name="gr1" draw:text-style-name="P15" svg:width="0.0012in" svg:height="0.0213in"><text:p/></draw:rect></text:p>
      <text:p text:style-name="Heading_20_1"><text:bookmark text:name="_3si6oornc60y"/>Thu, Sep 10, 2020</text:p>
      <text:p text:style-name="Standard"><text:span text:style-name="T1">Logbook:</text:span></text:p>
      <text:list xml:id="list2425911709" text:style-name="WWNum1">
        <text:list-item>
          <text:p text:style-name="P3"/>
        </text:list-item>
      </text:list>
      <text:p text:style-name="Standard"/>
      <text:p text:style-name="Standard"><draw:rect text:anchor-type="as-char" style:rel-width="100%" draw:z-index="1" draw:style-name="gr1" draw:text-style-name="P15" svg:width="0.0012in" svg:height="0.0213in"><text:p/></draw:rect></text:p>
      <text:p text:style-name="Standard"/>
      <text:p text:style-name="Heading_20_1"><text:bookmark text:name="_xho5q0t23ryg"/>Wed, Sep 9, 2020 (10 am)</text:p>
      <text:p text:style-name="Standard"><text:span text:style-name="T1">Meeting Gerda, Gustavo and Carlos</text:span></text:p>
      <text:p text:style-name="P1"/>
      <text:p text:style-name="Standard"><text:span text:style-name="T1">Agenda:</text:span></text:p>
      <text:list xml:id="list631859520" text:style-name="WWNum2">
        <text:list-item>
          <text:p text:style-name="P4">Weekly meetings: Wednesdays 11 am to 1 pm.</text:p>
        </text:list-item>
        <text:list-item>
          <text:p text:style-name="P4">Introduction: refine introduction</text:p>
        </text:list-item>
        <text:list-item>
          <text:p text:style-name="P4">Application: write models (3) and (4). Possibly, the SMB paper and thesis, but if might not worth it.</text:p>
        </text:list-item>
      </text:list>
      <text:p text:style-name="Standard">Gen activation model: parameter to transform into variable. Write application with s into variable instead and decide.</text:p>
      <text:p text:style-name="Standard"><draw:rect text:anchor-type="as-char" style:rel-width="100%" draw:z-index="2" draw:style-name="gr1" draw:text-style-name="P15" svg:width="0.0012in" svg:height="0.0213in"><text:p/></draw:rect></text:p>
      <text:p text:style-name="Heading_20_1"><text:bookmark text:name="_ny2a2uezjc1u"/>Sep 4, 2020</text:p>
      <text:p text:style-name="Standard">I worked on the introduction: general case, two applications and more general case. I share the overleaf with Gustavo and Gerda.</text:p>
      <text:p text:style-name="Standard"/>
      <text:p text:style-name="Standard"><draw:rect text:anchor-type="as-char" style:rel-width="100%" draw:z-index="3" draw:style-name="gr1" draw:text-style-name="P15" svg:width="0.0012in" svg:height="0.0213in"><text:p/></draw:rect></text:p>
      <text:p text:style-name="Heading_20_1"><text:bookmark text:name="_nix4dy4kybkf"/>Jul 28, 2020 (3-4 pm)</text:p>
      <text:p text:style-name="Standard"><text:soft-page-break/></text:p>
      <text:p text:style-name="Standard"><text:span text:style-name="T1">Meeting Gerda, Gustavo and Carlos</text:span></text:p>
      <text:p text:style-name="P1"/>
      <text:p text:style-name="Standard">Discussion:</text:p>
      <text:list xml:id="list82433713292186" text:continue-numbering="true" text:style-name="WWNum2">
        <text:list-item>
          <text:p text:style-name="P4">Introduction: start with the general case. Then introduce the two applications, the gen activation model (Strogatz Ex 3.7.5, p.90) and the Tyson’s Cyclin B activation model (Segel Section 12.3 p. 263). Finally, note that we’ll come back to those applications at the end of the paper. </text:p>
        </text:list-item>
        <text:list-item>
          <text:p text:style-name="P4">Application:</text:p>
          <text:list>
            <text:list-item>
              <text:p text:style-name="P8">Gen activation model (Strogatz Ex 3.7.5, p.90): mention that using Meiss’ theorem, the calculation of showing that there is a saddle-node bifurcation is not easy to doa s with our theorems</text:p>
            </text:list-item>
            <text:list-item>
              <text:p text:style-name="P8">Tyson’s Cyclin B activation model (Segel Section 12.3 p. 263): show numerically both saddle-node bifurcation, in the original and extended.</text:p>
            </text:list-item>
          </text:list>
        </text:list-item>
      </text:list>
      <text:p text:style-name="P10"/>
      <text:p text:style-name="Heading_20_1"><text:bookmark text:name="_klvq6e4z8ilx"/><draw:rect text:anchor-type="as-char" style:rel-width="100%" draw:z-index="4" draw:style-name="gr1" draw:text-style-name="P15" svg:width="0.0012in" svg:height="0.0213in"><text:p/></draw:rect>Jun 8, 2020 (2:30-4 pm)</text:p>
      <text:p text:style-name="Standard"/>
      <text:p text:style-name="Standard"><text:span text:style-name="T1">Meeting Gerda, Gustavo and Carlos</text:span></text:p>
      <text:p text:style-name="P1"/>
      <text:p text:style-name="Standard">Agenda:</text:p>
      <text:list xml:id="list82432818876766" text:continue-numbering="true" text:style-name="WWNum2">
        <text:list-item>
          <text:p text:style-name="P4">Carlos is working on the introduction.</text:p>
        </text:list-item>
        <text:list-item>
          <text:p text:style-name="P4">Look at Exercise 3.7.5 on page 90 of the Strogatz’ book, the biochemical switch.</text:p>
        </text:list-item>
      </text:list>
      <text:p text:style-name="P2"><draw:frame draw:style-name="fr1" text:anchor-type="as-char" svg:width="1.6717in" svg:height="0.2193in" draw:z-index="0"><draw:object xlink:href="./Object 2" xlink:type="simple" xlink:show="embed" xlink:actuate="onLoad"/><draw:image xlink:href="./ObjectReplacements/Object 2" xlink:type="simple" xlink:show="embed" xlink:actuate="onLoad"/></draw:frame></text:p>
      <text:list xml:id="list964494911" text:style-name="WWNum5">
        <text:list-item>
          <text:p text:style-name="P5">Either s or r can be turned into a variable. Probably, s makes more sense because it is the signal.</text:p>
        </text:list-item>
      </text:list>
      <text:p text:style-name="Standard"/>
      <text:p text:style-name="Standard"/>
      <text:p text:style-name="Heading_20_1"><text:bookmark text:name="_ovvawvekrvpv"/><draw:rect text:anchor-type="as-char" style:rel-width="100%" draw:z-index="5" draw:style-name="gr1" draw:text-style-name="P15" svg:width="0.0012in" svg:height="0.0213in"><text:p/></draw:rect>Jun 1, 2020 (2-4 pm)</text:p>
      <text:p text:style-name="Standard"/>
      <text:p text:style-name="Standard"><text:span text:style-name="T1">Meeting Gerda, Gustavo and Carlos</text:span></text:p>
      <text:p text:style-name="P1"/>
      <text:p text:style-name="Standard">Agenda:</text:p>
      <text:list xml:id="list82434503135186" text:continue-list="list82432818876766" text:style-name="WWNum2">
        <text:list-item>
          <text:p text:style-name="P4">Write Introduction motivation for the next meeting.</text:p>
        </text:list-item>
      </text:list>
      <text:p text:style-name="Standard"><text:soft-page-break/></text:p>
      <text:p text:style-name="Heading_20_1"><text:bookmark text:name="_oa2rq7izmqy3"/><draw:rect text:anchor-type="as-char" style:rel-width="100%" draw:z-index="6" draw:style-name="gr1" draw:text-style-name="P15" svg:width="0.0012in" svg:height="0.0213in"><text:p/></draw:rect></text:p>
      <text:p text:style-name="Heading_20_1"><text:bookmark text:name="_awsvly28b8go"/>May 25, 2020 (2-4 pm)</text:p>
      <text:p text:style-name="Standard"/>
      <text:p text:style-name="Standard"><text:span text:style-name="T1">Meeting Gerda, Gustavo and Carlos</text:span></text:p>
      <text:p text:style-name="P1"/>
      <text:p text:style-name="Standard">Agenda:</text:p>
      <text:list xml:id="list82432669492761" text:continue-numbering="true" text:style-name="WWNum2">
        <text:list-item>
          <text:p text:style-name="P4">Possible applications: </text:p>
          <text:list>
            <text:list-item>
              <text:p text:style-name="P8">Strogatz page 243. Parameter a, the inactivation rate of x could be regulated, turning into a parameter.</text:p>
            </text:list-item>
            <text:list-item>
              <text:p text:style-name="P8">Strogatz page 74. Budworm population dynamics. Ludwig et al. (1978).</text:p>
            </text:list-item>
            <text:list-item>
              <text:p text:style-name="P8">Logistic equations with saturating harvesting rate [ dN/dt = rN(1-N/K) - H N / (A+N) ]</text:p>
            </text:list-item>
            <text:list-item>
              <text:p text:style-name="P8">Pendulum equation (I saw something relating it with the saddle-node bifurcation, but I don’t recall it well). It raises when introducing a torque. Can we transform a parameter into a variable?</text:p>
            </text:list-item>
            <text:list-item>
              <text:p text:style-name="P8">Look at this paper: “Time-Dependent Saddle Node Bifurcation: Breaking Time and thePoint of No Return in a Non-Autonomous Model of CriticalTransitions” Jeremiah H. Li1, Felix X.-F. Ye2, Hong Qian1, and Sui Huang.</text:p>
            </text:list-item>
            <text:list-item>
              <text:p text:style-name="P8">FitzHugh-Nagumo. </text:p>
            </text:list-item>
          </text:list>
        </text:list-item>
        <text:list-item>
          <text:p text:style-name="P4">Papers: it might be more a Differential Equation paper.</text:p>
        </text:list-item>
        <text:list-item>
          <text:p text:style-name="P4">TImeline: Introduction/Applications/Discussion. Deadline: end of August.</text:p>
        </text:list-item>
        <text:list-item>
          <text:p text:style-name="P4">Next actions: start writing the introduction, and look at applications.</text:p>
        </text:list-item>
      </text:list>
      <text:p text:style-name="Standard"><text:s/></text:p>
      <text:p text:style-name="Heading_20_1"><text:bookmark text:name="_nl3dm9vzkc91"/><draw:rect text:anchor-type="as-char" style:rel-width="100%" draw:z-index="7" draw:style-name="gr1" draw:text-style-name="P15" svg:width="0.0012in" svg:height="0.0213in"><text:p/></draw:rect></text:p>
      <text:p text:style-name="Heading_20_1"><text:bookmark text:name="_cb1007igo7m"/>May 20, 2020 (2-4 pm)</text:p>
      <text:p text:style-name="Standard"/>
      <text:p text:style-name="Standard"><text:span text:style-name="T1">Meeting Gustavo and Carlos</text:span></text:p>
      <text:p text:style-name="Standard"><text:s/></text:p>
      <text:list xml:id="list336528737" text:style-name="WWNum3">
        <text:list-item>
          <text:p text:style-name="P6">Write paper.</text:p>
        </text:list-item>
        <text:list-item>
          <text:p text:style-name="P6">Possible Journals:</text:p>
        </text:list-item>
      </text:list>
      <text:p text:style-name="P11">Journal of Differential Equations (Elsevier)</text:p>
      <text:p text:style-name="P11"><text:soft-page-break/>Journal of Nonlinear Science (Springer)</text:p>
      <text:p text:style-name="P11">SIAM Journal on Applied Mathematics</text:p>
      <text:p text:style-name="P11">SIAM Journal on Applied Dynamical Systems</text:p>
      <text:p text:style-name="P11">Journal of Dynamics and Differential Equations (Springer)</text:p>
      <text:p text:style-name="P11">Differential Equations (Springer)</text:p>
      <text:list xml:id="list82434530023094" text:continue-numbering="true" text:style-name="WWNum3">
        <text:list-item>
          <text:p text:style-name="P6">It would be great if we find another application. (<text:span text:style-name="T1">Look for potential applications</text:span>).</text:p>
        </text:list-item>
        <text:list-item>
          <text:p text:style-name="P6">Plan for the paper (Saddle-node bifurcation carryover). Discuss with Gerda:</text:p>
          <text:list>
            <text:list-item>
              <text:p text:style-name="P9">Possible Journals and structure of the paper (dictated by the journal).</text:p>
            </text:list-item>
            <text:list-item>
              <text:p text:style-name="P9">Structure:</text:p>
              <text:list>
                <text:list-item>
                  <text:p text:style-name="P12">Introduction: include a motivation for the study of the carryover with a couple of applications including our analysis of the G2/M transition; or simply introduce the theoretical interesting question.</text:p>
                </text:list-item>
                <text:list-item>
                  <text:p text:style-name="P12">Reference to Meiss papers without writing the whole text and Summarize.</text:p>
                </text:list-item>
                <text:list-item>
                  <text:p text:style-name="P12">Include a section of applications: 1) carryover on Novak and Tyson’s model (numerical), 2) carryover on a beautiful and simple application (theoretical).</text:p>
                </text:list-item>
              </text:list>
            </text:list-item>
          </text:list>
        </text:list-item>
        <text:list-item>
          <text:p text:style-name="P6">Future project: Can the carryover idea be applied to other bifurcations?</text:p>
        </text:list-item>
      </text:list>
      <text:p text:style-name="Standard"/>
      <text:p text:style-name="Heading_20_1"><text:bookmark text:name="_ybkkzl3g4a5c"/><draw:rect text:anchor-type="as-char" style:rel-width="100%" draw:z-index="8" draw:style-name="gr1" draw:text-style-name="P15" svg:width="0.0012in" svg:height="0.0213in"><text:p/></draw:rect></text:p>
      <text:p text:style-name="Heading_20_1"><text:bookmark text:name="_7o6j628onjyy"/>May 11, 2020 (3-4 pm)</text:p>
      <text:p text:style-name="Standard"/>
      <text:p text:style-name="Standard"><text:span text:style-name="T1">Meting Gustavo, Carlos.</text:span></text:p>
      <text:p text:style-name="Standard"/>
      <text:list xml:id="list3746171307" text:style-name="WWNum4">
        <text:list-item>
          <text:p text:style-name="P7">To include or not to include the theorems taken from the Meiss [2007]. I think the best idea is to briefly introduce the idea of the theorems (conditions and results) and to refer to the book for details.</text:p>
        </text:list-item>
        <text:list-item>
          <text:p text:style-name="P7">Introductory applications. Perhaps motivate the study of a carryover of a saddle-node bifurcation with our system, the cell cycle model where mass and V_c2 are taken as parameters and they drive a saddle node-de bifurcation. Think about other applications, perhaps the fire and spike neuro model (FitzHugh-Nagumo model)?</text:p>
        </text:list-item>
        <text:list-item>
          <text:p text:style-name="P7">How to introduce Figure 5.6? Or third section: applications from models? Could we cite the paper of the Bulletin of Mathematical Biology to include application in Section 5.3 of the thesis in the paper?</text:p>
        </text:list-item>
      </text:list>
      <text:p text:style-name="P1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fo:font-size="11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pt" style:text-underline-style="none"/>
    </style:style>
    <style:style style:name="ListLabel_20_20" style:display-name="ListLabel 20" style:family="text">
      <style:text-properties fo:font-size="11pt" style:text-underline-style="none"/>
    </style:style>
    <style:style style:name="ListLabel_20_21" style:display-name="ListLabel 21" style:family="text">
      <style:text-properties fo:font-size="11pt"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1" meta:page-count="4" meta:paragraph-count="78" meta:word-count="736" meta:character-count="4615" meta:non-whitespace-character-count="3976"/>
    <meta:generator>LibreOfficeDev/6.0.5.2$Linux_X86_64 LibreOffice_project/</meta:generator>
  </office:meta>
</office:document-meta>
</file>

<file path=Object 2/content.xml><?xml version="1.0" encoding="utf-8"?>
<math xmlns="http://www.w3.org/1998/Math/MathML" display="block">
  <semantics>
    <mrow>
      <mrow>
        <mi mathvariant="italic">dx</mi>
        <mo stretchy="false">/</mo>
        <mi mathvariant="italic">dt</mi>
      </mrow>
      <mo stretchy="false">=</mo>
      <mrow>
        <mi>s</mi>
        <mo stretchy="false">−</mo>
        <mi mathvariant="italic">rx</mi>
        <mo stretchy="false">+</mo>
        <mrow>
          <msup>
            <mi>x</mi>
            <mn>2</mn>
          </msup>
          <mo stretchy="false">/</mo>
          <mrow>
            <mo fence="true" stretchy="false">(</mo>
            <mrow>
              <mrow>
                <mn>1</mn>
                <mo stretchy="false">+</mo>
                <msup>
                  <mi>x</mi>
                  <mn>2</mn>
                </msup>
              </mrow>
            </mrow>
            <mo fence="true" stretchy="false">)</mo>
          </mrow>
        </mrow>
      </mrow>
    </mrow>
    <annotation encoding="StarMath 5.0">dx/dt=s-rx+ {x} ^ {2} /(1+ {x} ^ {2} )</annotation>
  </semantics>
</math>
</file>